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INE SPIRITUAL ADVANTAGES OF THIS SOVEREIGN SELECTION (9:1-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INE SPIRITUAL ADVANTAGES OF THIS SOVEREIGN SELECTION (9:1-5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grief over Israel (9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God's gifts to Israel (9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God's gifts to Israel (9:4-5)<text:s text:c="1"/>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y are a special nation (9:4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have been adopted by God (9:4b, 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have had God's glory revealed to them (9:4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have been given the covenants (9:4d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6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y have been given the law (9:4e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y have the privilege of worshiping him (9:4f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y have the messianic promises (9:4g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y have a godly ancestry (9:5a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are the people from which Christ came (9:5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x-Title-and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INE SPIRITUAL ADVANTAGES OF THIS SOVEREIGN SELECTION (9:1-5)<text:s text:c="1"/></text:span><text:span text:style-name="a549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Paul's grief over Israel (9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God's gifts to Israel (9:4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5" draw:style-name="a562" draw:master-page-name="Master1-Layout12-tx-Title-and-Text" presentation:presentation-page-layout-name="Master1-PPL12" draw:id="Slide-260">
        <draw:frame draw:id="id99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ROMANS 9</text:span><text:span text:style-name="a564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NINE SPIRITUAL ADVANTAGES OF THIS SOVEREIGN SELECTION (9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FIVE PERSONAL EXAMPLES OF THIS SOVEREIGN SELECTION (9:6-2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6" draw:style-name="a577" draw:master-page-name="Master1-Layout12-tx-Title-and-Text" presentation:presentation-page-layout-name="Master1-PPL12" draw:id="Slide-261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FIVE PERSONAL EXAMPLES OF THIS SOVEREIGN SELECTION (9:6-29)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example of Ishmael and Isaac (9:6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example of Esau and Jacob (9:11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example of Esau and Jacob (9:11-13)<text:s text:c="1"/></text:span><text:span text:style-name="a594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What God did (9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When God did it (9:11a, 12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 God did it (9:11b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8" draw:style-name="a610" draw:master-page-name="Master1-Layout12-tx-Title-and-Text" presentation:presentation-page-layout-name="Master1-PPL12" draw:id="Slide-263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FIVE PERSONAL EXAMPLES OF THIS SOVEREIGN SELECTION (9:6-29)<text:s text:c="1"/></text:span><text:span text:style-name="a612" text:class-names=""/></text:p>
          </draw:text-box>
          <svg:title/>
          <svg:desc/>
        </draw:frame>
        <draw:frame draw:id="id106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example of Ishmael and Isaac (9:6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example of Esau and Jacob (9:11-1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example of Pharaoh (9:14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-title-Title-Slide" presentation:presentation-page-layout-name="Master1-PPL1" draw:id="Slide-264">
        <draw:frame draw:id="id107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<text:s text:c="1"/>The example of Pharaoh (9:14-24)<text:s text:c="1"/></text:span><text:span text:style-name="a630" text:class-names=""/></text:p>
          </draw:text-box>
          <svg:title/>
          <svg:desc/>
        </draw:frame>
        <draw:frame draw:id="id108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facts involved (9:15-18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facts involved (9:15-18)<text:s text:c="1"/></text:span><text:span text:style-name="a640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God determined to pardon sinful Israel with undeserved grace (9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God determined to punish sinful Pharaoh with deserved judgment (9:17-18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example of Pharaoh (9:14-2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facts involved (9:15-18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fairness involved (9:14, 19-2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-title-Title-Slide" presentation:presentation-page-layout-name="Master1-PPL1" draw:id="Slide-267">
        <draw:frame draw:id="id113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fairness involved (9:14, 19-24)<text:s text:c="1"/></text:span><text:span text:style-name="a670" text:class-names=""/></text:p>
          </draw:text-box>
          <svg:title/>
          <svg:desc/>
        </draw:frame>
        <draw:frame draw:id="id114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In light of this, is God righteous? Yes! (9:14, 21-24).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In light of this, is God righteous? Yes! (9:14, 21-24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As a potter creates vessels, God creates nations (9:14, 21-22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As a potter controls those vessels, God controls nations (9:23-24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fairness involved (9:14, 19-24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In light of this, is God righteous? Yes! (9:14, 21-24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n light of this, is man responsible? Yes! (9:19-20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example of Pharaoh (9:14-24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facts involved (9:15-1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fairness involved (9:14, 19-2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FIVE PERSONAL EXAMPLES OF THIS SOVEREIGN SELECTION (9:6-29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example of Ishmael and Isaac (9:6-1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example of Esau and Jacob (9:11-1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example of Pharaoh (9:14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example from Hosea (9:25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example from Isaiah (9:27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example from Isaiah (9:27-29):<text:s text:c="1"/>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Out of the millions of Israelites, only a small remnant will be saved (Isa. 10:22-23) (9:27-28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Even the remnant would perish apart from the grace of God (Isa. 1:9) (9:29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8" draw:style-name="a762" draw:master-page-name="Master1-Layout12-tx-Title-and-Text" presentation:presentation-page-layout-name="Master1-PPL12" draw:id="Slide-273">
        <draw:frame draw:id="id125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FIVE PERSONAL EXAMPLES OF THIS SOVEREIGN SELECTION (9:6-29)<text:s text:c="1"/></text:span><text:span text:style-name="a764" text:class-names=""/></text:p>
          </draw:text-box>
          <svg:title/>
          <svg:desc/>
        </draw:frame>
        <draw:frame draw:id="id126" presentation:style-name="a785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example of Ishmael and Isaac (9:6-1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example of Esau and Jacob (9:11-13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example of Pharaoh (9:14-2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example from Hosea (9:25-2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example from Isaiah (9:27-29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19" draw:style-name="a786" draw:master-page-name="Master1-Layout12-tx-Title-and-Text" presentation:presentation-page-layout-name="Master1-PPL12" draw:id="Slide-274">
        <draw:frame draw:id="id127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ROMANS 9</text:span><text:span text:style-name="a788" text:class-names=""/></text:p>
          </draw:text-box>
          <svg:title/>
          <svg:desc/>
        </draw:frame>
        <draw:frame draw:id="id128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NINE SPIRITUAL ADVANTAGES OF THIS SOVEREIGN SELECTION (9:1-5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FIVE PERSONAL EXAMPLES OF THIS SOVEREIGN SELECTION (9:6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TWO GRAND CONCLUSIONS CONCERNING THIS SOVEREIGN SELECTION (9:30-33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0" draw:style-name="a804" draw:master-page-name="Master1-Layout12-tx-Title-and-Text" presentation:presentation-page-layout-name="Master1-PPL12" draw:id="Slide-275">
        <draw:frame draw:id="id129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TWO GRAND CONCLUSIONS CONCERNING THIS SOVEREIGN SELECTION (9:30-33)<text:s text:c="1"/></text:span><text:span text:style-name="a806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rough faith the Gentiles have found righteousness without even seeking it (9:30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rough the law Israel has not found righteousness even after seeking it (9:31-33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2-tx-Title-and-Text" presentation:presentation-page-layout-name="Master1-PPL12" draw:id="Slide-276">
        <draw:frame draw:id="id131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rough the law Israel has not found righteousness even after seeking it (9:31-33).<text:s text:c="1"/></text:span><text:span text:style-name="a821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eeking (9:31-3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tumbling (9:3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WO GRAND CONCLUSIONS CONCERNING THIS SOVEREIGN SELECTION (9:30-33)<text:s text:c="1"/></text:span><text:span text:style-name="a836" text:class-names=""/></text:p>
          </draw:text-box>
          <svg:title/>
          <svg:desc/>
        </draw:frame>
        <draw:frame draw:id="id134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rough faith the Gentiles have found righteousness without even seeking it (9:30).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rough the law Israel has not found righteousness even after seeking it (9:31-33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3" draw:style-name="a849" draw:master-page-name="Master1-Layout12-tx-Title-and-Text" presentation:presentation-page-layout-name="Master1-PPL12" draw:id="Slide-278">
        <draw:frame draw:id="id135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ROMANS 9</text:span><text:span text:style-name="a851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THE NINE SPIRITUAL ADVANTAGES OF THIS SOVEREIGN SELECTION (9:1-5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THE FIVE PERSONAL EXAMPLES OF THIS SOVEREIGN SELECTION (9:6-29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THE TWO GRAND CONCLUSIONS CONCERNING THIS SOVEREIGN SELECTION (9:30-33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9</dc:title>
    <meta:initial-creator>David STRICKLAND</meta:initial-creator>
    <dc:creator>David STRICKLAND</dc:creator>
    <meta:creation-date>2020-02-22T17:41:03Z</meta:creation-date>
    <dc:date>2020-02-22T17:41:03Z</dc:date>
    <meta:template xlink:href="BibleStudy" xlink:type="simple"/>
    <meta:editing-cycles>1</meta:editing-cycles>
    <meta:editing-duration>PT0S</meta:editing-duration>
    <meta:document-statistic meta:paragraph-count="83" meta:word-count="850"/>
  </office:meta>
</office:document-meta>
</file>